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language="en" fo:country="US" fo:font-style="normal" fo:font-weight="normal" style:font-style-asian="normal" style:font-weight-asian="normal" style:font-style-complex="normal" style:font-weight-complex="normal"/>
    </style:style>
    <style:style style:name="P5" style:family="paragraph" style:parent-style-name="Standard">
      <style:text-properties fo:language="da" fo:country="DK"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language="da" fo:country="D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the difference between test and verification?</text:p>
      <text:p text:style-name="P3">Verification is verifying that the code upholds the specification via the code directly or via the model.<text:line-break/>Test is testing if the system is the same as the model, and it upholds the specification.</text:p>
      <text:p text:style-name="P3"/>
      <text:p text:style-name="P2">What is state space explosion?</text:p>
      <text:p text:style-name="P1">It is when there are so many components with an amount of states that it is practically impossible to verify the whole system.</text:p>
      <text:p text:style-name="P1"/>
      <text:p text:style-name="P2">Does testing always involve executing the code?</text:p>
      <text:p text:style-name="P3">No. For Instance we don’t execute code in static blackbox testing.</text:p>
      <text:p text:style-name="P3"/>
      <text:p text:style-name="P2">How does testing/verification relate to your project?</text:p>
      <text:p text:style-name="P3">Application, target = childs with autism =&gt; even more important that there are no inconsistencies in the program.</text:p>
      <text:p text:style-name="P2"/>
      <text:p text:style-name="P2">Overview of black/white box and static/dynamic</text:p>
      <text:p text:style-name="P3">Blackbox is when the source code are not available. Its modules based</text:p>
      <text:p text:style-name="P3">Whitebox is when the source code are available. One can check the code.</text:p>
      <text:p text:style-name="P3"/>
      <text:p text:style-name="P3">Static is checking the design and code.</text:p>
      <text:p text:style-name="P3">Dynamic executes the code. </text:p>
      <text:p text:style-name="P3"/>
      <text:p text:style-name="P2">What is the difference between a Walkthrough and an Inspection?</text:p>
      <text:p text:style-name="P1">Walkthrough is when a programmer presents and walks through his code, so that others might catch mistakes. <text:line-break/>Inspection is when others look through the programmers code without the programmer being present.</text:p>
      <text:p text:style-name="P1"/>
      <text:p text:style-name="P2">Why do we use coverage metrics?<text:line-break/><text:span text:style-name="T1">We use them to get an idea of how far the testing are going, and how much have been tested. Mostly to show to bosses or other stakeholders. </text:span></text:p>
      <text:p text:style-name="P1"/>
      <text:p text:style-name="P2">What is MC/DC coverage?</text:p>
      <text:p text:style-name="P1"/>
      <text:p text:style-name="P1"/>
      <text:p text:style-name="P2">Why do we plan the testing?</text:p>
      <text:p text:style-name="P3">Systematic approach =&gt; catch more bugs, and cover more of the program.<text:line-break/>A way to let the test personal know what should be tested and in what order.</text:p>
      <text:p text:style-name="P2"/>
      <text:p text:style-name="P2">Important things to remember when creating a test plan.</text:p>
      <text:p text:style-name="P4">Its important to not just take a test an follow it word by word. To Its far more important to discuss in the development team what test are needed. Following instructions would focus to much on documentation compared to the discussion and creation of the plan.</text:p>
      <text:p text:style-name="P2"/>
      <text:p text:style-name="P2">The different levels of test documents and their purposes.</text:p>
      <text:p text:style-name="P3">Test plan – to get the developers to focus on what needs to be tested.<text:line-break/>Test design – to structure the test in a formal way, and to define what is the pass/fail criteria</text:p>
      <text:p text:style-name="P3">Test cases – to structure the individual test cases.</text:p>
      <text:p text:style-name="P3">Test procedure – More detailed than test cases. Specifies how to perform the test cases.</text:p>
      <text:p text:style-name="P3"/>
      <text:p text:style-name="P2">Test case organization and tracking</text:p>
      <text:p text:style-name="P1"><text:soft-page-break/>In your head – don't ever do this</text:p>
      <text:p text:style-name="P1">Paper/document</text:p>
      <text:p text:style-name="P1">Spreadsheet</text:p>
      <text:p text:style-name="P1">Custom database</text:p>
      <text:p text:style-name="P1"/>
      <text:p text:style-name="P2">What is mutation testing/mutation analysis</text:p>
      <text:p text:style-name="P3">Mutation is to change the code so that it fails. FX change a “&lt;” to a “&gt;” <text:line-break/>Mutation testing/analysis is a test or analysis of the test, to see if it catches the errors created.</text:p>
      <text:p text:style-name="P2"/>
      <text:p text:style-name="P2">How to perform mutation analysis manually</text:p>
      <text:p text:style-name="P5">Create errors, and then test the code. </text:p>
      <text:p text:style-name="P5">If the test finds the error =&gt; ok </text:p>
      <text:p text:style-name="P5">else =&gt; not okay</text:p>
      <text:p text:style-name="P2"/>
      <text:p text:style-name="P2">How to perform mutation analysis using a tool</text:p>
      <text:p text:style-name="P5">Run the code through a tool which makes mutations </text:p>
      <text:p text:style-name="P2"/>
      <text:p text:style-name="P2"/>
      <text:p text:style-name="P2">How does the Competent Programmer Hypothesis (CPH) and the coupling effect together imply that first order mutants are enough?</text:p>
      <text:p text:style-name="P3">CPH =&gt; programmers do good programming and errors are results of typos</text:p>
      <text:p text:style-name="P3">coupling =&gt; if testing finds small errors it implicit also finds major errors.</text:p>
      <text:p text:style-name="P3">Together that means that if your test finds the smaller errors, it means that the program will usually be correct.</text:p>
      <text:p text:style-name="P1"/>
      <text:p text:style-name="P2">What is the difference between an urgent location and an urgent channel?</text:p>
      <text:p text:style-name="P3">Urgent location is a location where time cannot pass while the location is part of the global state.<text:line-break/>Urgent channel is “as soon as possible”.</text:p>
      <text:p text:style-name="P2"/>
      <text:p text:style-name="P2">What is the difference between location and a state? And why do we care?</text:p>
      <text:p text:style-name="P3">O→O <text:line-break/>“O” = location<text:line-break/>“→” = edge<text:line-break/>State is where all current locations are stored and current values for its variables. <text:line-break/>When the state changes it is called a transition from one state to another.</text:p>
      <text:p text:style-name="P3"/>
      <text:p text:style-name="P2"/>
      <text:p text:style-name="P2">How can I check if a model never reaches a certain state?</text:p>
      <text:p text:style-name="P3">Write a query in uppaal asking if the state will ever be reached.</text:p>
      <text:p text:style-name="P3">E = exist</text:p>
      <text:p text:style-name="P3">A = forall</text:p>
      <text:p text:style-name="P3">[] = always (whole path)</text:p>
      <text:p text:style-name="P3">&lt;&gt; = eventually (at some point)</text:p>
      <text:p text:style-name="P3"><text:s/>E&lt;&gt; viking1.safe and viking2.safe and viking3.safe and viking4.safe</text:p>
      <text:p text:style-name="P3"/>
      <text:p text:style-name="P2">What is symmetry reduction?</text:p>
      <text:p text:style-name="P2"/>
      <text:p text:style-name="P2">What is zenoness? And why is it important?</text:p>
      <text:p text:style-name="P1">Zenoness = infinite tasks, finite time</text:p>
      <text:p text:style-name="P1">makes verification next to impossible</text:p>
      <text:p text:style-name="P1">uppaal will not find zeno's =&gt; program will run in theory, but practically it might take forever to run.</text:p>
      <text:p text:style-name="P1"><text:soft-page-break/></text:p>
      <text:p text:style-name="P2">Why there exists so many versions of Uppaal?</text:p>
      <text:p text:style-name="P3">Everytime there is new advances, the uppaal needs to be adapted to incorporate these changes. As merging different uppaal tools doesn’t give science points, there exist many different uppaal tools.</text:p>
      <text:p text:style-name="P3"/>
      <text:p text:style-name="P2">What is the difference between Statistical Model Checking and Model Checking?</text:p>
      <text:p text:style-name="P1"/>
      <text:p text:style-name="P2">What can uppaal CORA specially check for?</text:p>
      <text:p text:style-name="P5">Cost Optimal Reachability Analysis</text:p>
      <text:p text:style-name="P1">Finding the cost optimal path to a given state.</text:p>
      <text:p text:style-name="P1"/>
      <text:p text:style-name="P2">What is the difference between a Timed Game Automata and a Timed Automata? </text:p>
      <text:p text:style-name="P2"/>
      <text:p text:style-name="P2"/>
      <text:p text:style-name="P2">Verification of elevator:</text:p>
      <text:p text:style-name="P1">E&lt;&gt; forall(p : PersID_T) People(p).Fin==People(p).destination</text:p>
      <text:p text:style-name="P1">E&lt;&gt; forall(p : PersID_T) People(p).Fin</text:p>
      <text:p text:style-name="P1">A[] not deadlo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m  Arnold Thomsen</meta:initial-creator>
    <meta:creation-date>2012-06-13T15:22:40.18</meta:creation-date>
    <meta:document-statistic meta:table-count="0" meta:image-count="0" meta:object-count="0" meta:page-count="3" meta:paragraph-count="69" meta:word-count="833" meta:character-count="4837"/>
    <dc:date>2012-06-13T22:30:42.88</dc:date>
    <dc:creator>Kim  Arnold Thomsen</dc:creator>
    <meta:editing-duration>PT13M49S</meta:editing-duration>
    <meta:editing-cycles>1</meta:editing-cycles>
    <meta:generator>OpenOffice.org/3.3$Win32 OpenOffice.org_project/330m20$Build-9567</meta:generator>
  </office:meta>
</office:document-meta>
</file>